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42D000000B4BEC19BD7E7F43554.png" manifest:media-type="image/png"/>
  <manifest:file-entry manifest:full-path="Pictures/10000201000003C8000000A80EB8A02E70C451B4.png" manifest:media-type="image/png"/>
  <manifest:file-entry manifest:full-path="Pictures/10000201000000580000001FB2E4BD7CD8A3B9F5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" svg:font-family="'Times New Roman'"/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9.878cm"/>
        </style:tab-stops>
      </style:paragraph-properties>
    </style:style>
    <style:style style:name="P2" style:family="paragraph" style:parent-style-name="Normal_20__28_Web_29_">
      <loext:graphic-properties draw:fill="solid" draw:fill-color="#ffffff"/>
      <style:paragraph-properties fo:margin-top="0cm" fo:margin-bottom="0.494cm" loext:contextual-spacing="false" fo:text-align="justify" style:justify-single-word="false" fo:background-color="#ffffff"/>
    </style:style>
    <style:style style:name="P3" style:family="paragraph" style:parent-style-name="Normal_20__28_Web_29_">
      <loext:graphic-properties draw:fill="solid" draw:fill-color="#ffffff"/>
      <style:paragraph-properties fo:margin-top="0cm" fo:margin-bottom="0.494cm" loext:contextual-spacing="false" fo:text-align="justify" style:justify-single-word="false" fo:background-color="#ffffff"/>
      <style:text-properties officeooo:paragraph-rsid="0024f381"/>
    </style:style>
    <style:style style:name="P4" style:family="paragraph" style:parent-style-name="Normal_20__28_Web_29_">
      <loext:graphic-properties draw:fill="solid" draw:fill-color="#ffffff"/>
      <style:paragraph-properties fo:margin-top="0cm" fo:margin-bottom="0.494cm" loext:contextual-spacing="false" fo:text-align="justify" style:justify-single-word="false" fo:background-color="#ffffff"/>
      <style:text-properties style:font-name="Verdana" fo:font-size="11pt" style:font-size-asian="11pt" style:font-size-complex="11pt"/>
    </style:style>
    <style:style style:name="P5" style:family="paragraph" style:parent-style-name="Normal_20__28_Web_29_">
      <loext:graphic-properties draw:fill="solid" draw:fill-color="#ffffff"/>
      <style:paragraph-properties fo:margin-top="0cm" fo:margin-bottom="0.494cm" loext:contextual-spacing="false" fo:text-align="justify" style:justify-single-word="false" fo:background-color="#ffffff"/>
      <style:text-properties officeooo:rsid="0024f381" officeooo:paragraph-rsid="0024f381"/>
    </style:style>
    <style:style style:name="P6" style:family="paragraph" style:parent-style-name="Normal_20__28_Web_29_">
      <loext:graphic-properties draw:fill="solid" draw:fill-color="#ffffff"/>
      <style:paragraph-properties fo:margin-top="0cm" fo:margin-bottom="0.494cm" loext:contextual-spacing="false" fo:text-align="justify" style:justify-single-word="false" fo:background-color="#ffffff"/>
      <style:text-properties officeooo:rsid="0026f47d" officeooo:paragraph-rsid="0026f47d"/>
    </style:style>
    <style:style style:name="P7" style:family="paragraph" style:parent-style-name="Standard">
      <style:paragraph-properties fo:text-align="justify" style:justify-single-word="false"/>
      <style:text-properties officeooo:paragraph-rsid="001ae4e3"/>
    </style:style>
    <style:style style:name="P8" style:family="paragraph" style:parent-style-name="Standard">
      <style:paragraph-properties fo:text-align="justify" style:justify-single-word="false"/>
      <style:text-properties officeooo:paragraph-rsid="001dfc81"/>
    </style:style>
    <style:style style:name="P9" style:family="paragraph" style:parent-style-name="Standard">
      <style:paragraph-properties fo:text-align="justify" style:justify-single-word="false"/>
      <style:text-properties officeooo:paragraph-rsid="001f8c2a"/>
    </style:style>
    <style:style style:name="P10" style:family="paragraph" style:parent-style-name="Standard">
      <style:paragraph-properties fo:text-align="justify" style:justify-single-word="false"/>
      <style:text-properties officeooo:paragraph-rsid="00213b7e"/>
    </style:style>
    <style:style style:name="P11" style:family="paragraph" style:parent-style-name="Standard">
      <style:paragraph-properties fo:text-align="justify" style:justify-single-word="false"/>
      <style:text-properties officeooo:paragraph-rsid="0023530c"/>
    </style:style>
    <style:style style:name="P12" style:family="paragraph" style:parent-style-name="Standard">
      <style:paragraph-properties fo:text-align="center" style:justify-single-word="false"/>
      <style:text-properties style:font-name="Times New Roman1" fo:font-size="12pt" officeooo:paragraph-rsid="0014e67a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Times New Roman1" fo:font-size="12pt" officeooo:paragraph-rsid="00127cb5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1" fo:font-size="12pt" fo:language="pt" fo:country="BR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1" fo:font-size="12pt" fo:language="pt" fo:country="BR" officeooo:paragraph-rsid="001ae4e3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Times New Roman1" fo:font-size="12pt" fo:language="pt" fo:country="BR" officeooo:rsid="001ae4e3" officeooo:paragraph-rsid="001ae4e3" style:font-size-asian="12pt" style:font-size-complex="12pt"/>
    </style:style>
    <style:style style:name="P17" style:family="paragraph" style:parent-style-name="Standard">
      <style:paragraph-properties fo:text-align="justify" style:justify-single-word="false" fo:padding-left="0.141cm" fo:padding-right="0.141cm" fo:padding-top="0.035cm" fo:padding-bottom="0.035cm" fo:border="none">
        <style:tab-stops/>
      </style:paragraph-properties>
      <style:text-properties officeooo:paragraph-rsid="0014e67a"/>
    </style:style>
    <style:style style:name="P18" style:family="paragraph" style:parent-style-name="Text_20_body">
      <style:paragraph-properties fo:text-align="justify" style:justify-single-word="false"/>
      <style:text-properties style:font-name="Times New Roman1" fo:font-size="12pt" fo:font-weight="normal" officeooo:paragraph-rsid="0015e8fc" style:font-size-asian="12pt" style:font-size-complex="12pt"/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Text_20_body">
      <style:paragraph-properties fo:margin-top="0cm" fo:margin-bottom="0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21" style:family="paragraph" style:parent-style-name="Text_20_body">
      <style:paragraph-properties fo:margin-left="0cm" fo:margin-right="0cm" fo:margin-top="0cm" fo:margin-bottom="0.247cm" loext:contextual-spacing="false" fo:text-align="justify" style:justify-single-word="false" fo:orphans="2" fo:widows="2" fo:text-indent="0cm" style:auto-text-indent="false" style:writing-mode="lr-tb"/>
    </style:style>
    <style:style style:name="P22" style:family="paragraph" style:parent-style-name="Standard" style:master-page-name="Standard">
      <style:paragraph-properties fo:line-height="115%" fo:text-align="center" style:justify-single-word="false" style:page-number="auto">
        <style:tab-stops>
          <style:tab-stop style:position="1.94cm"/>
          <style:tab-stop style:position="7.5cm" style:type="center"/>
        </style:tab-stops>
      </style:paragraph-properties>
      <style:text-properties style:font-name="Times New Roman1" fo:font-size="12pt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fo:color="#660066" style:font-name="Times New Roman1" fo:font-size="12pt" fo:language="pt" fo:country="BR" fo:font-weight="bold" style:font-size-asian="12pt" style:font-weight-asian="bold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Times New Roman1" fo:font-size="12pt" fo:language="pt" fo:country="BR" fo:font-weight="bold" style:font-size-asian="12pt" style:font-weight-asian="bold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Times New Roman1" fo:font-size="12pt" fo:language="pt" fo:country="BR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Times New Roman1" fo:font-size="12pt" fo:language="pt" fo:country="BR" fo:font-style="normal" fo:text-shadow="none" style:text-underline-style="none" fo:font-weight="normal" style:font-name-asian="Times New Roman2" style:font-size-asian="12pt" style:font-style-asian="normal" style:font-weight-asian="normal" style:font-name-complex="Times New Roman2" style:font-size-complex="12pt" style:text-emphasize="none"/>
    </style:style>
    <style:style style:name="P27" style:family="paragraph" style:parent-style-name="Text_20_body">
      <style:text-properties fo:font-weight="normal"/>
    </style:style>
    <style:style style:name="T1" style:family="text">
      <style:text-properties fo:color="#660066" fo:language="pt" fo:country="BR" fo:font-weight="bold" style:font-weight-asian="bold"/>
    </style:style>
    <style:style style:name="T2" style:family="text">
      <style:text-properties fo:color="#660066" fo:language="pt" fo:country="BR" fo:font-weight="bold" style:font-weight-asian="bold" style:font-name-complex="Arial"/>
    </style:style>
    <style:style style:name="T3" style:family="text">
      <style:text-properties fo:color="#660066" fo:language="pt" fo:country="BR" fo:font-weight="bold" style:font-weight-asian="bold" style:font-name-complex="Arial" style:font-weight-complex="bold"/>
    </style:style>
    <style:style style:name="T4" style:family="text">
      <style:text-properties style:use-window-font-color="true" style:font-name="Times New Roman1" fo:font-size="12pt" style:text-underline-style="none" style:font-size-asian="12pt" style:font-size-complex="12pt"/>
    </style:style>
    <style:style style:name="T5" style:family="text">
      <style:text-properties style:use-window-font-color="true" style:font-name="Times New Roman1" fo:font-size="12pt" fo:language="pt" fo:country="BR" style:letter-kerning="false" style:font-name-asian="MS Mincho" style:font-size-asian="12pt" style:language-asian="en" style:country-asian="US" style:font-name-complex="Times New Roman2" style:font-size-complex="12pt" style:language-complex="ar" style:country-complex="SA"/>
    </style:style>
    <style:style style:name="T6" style:family="text">
      <style:text-properties style:use-window-font-color="true" style:font-name="Times New Roman1" fo:font-size="12pt" fo:language="pt" fo:country="BR" officeooo:rsid="001dfc81" style:letter-kerning="false" style:font-name-asian="MS Mincho" style:font-size-asian="12pt" style:language-asian="en" style:country-asian="US" style:font-name-complex="Times New Roman2" style:font-size-complex="12pt" style:language-complex="ar" style:country-complex="SA"/>
    </style:style>
    <style:style style:name="T7" style:family="text">
      <style:text-properties fo:language="pt" fo:country="BR" fo:font-weight="bold" officeooo:rsid="0014e67a" style:font-name-asian="Times New Roman2" style:font-weight-asian="bold" style:font-name-complex="Times New Roman2" style:font-weight-complex="bold"/>
    </style:style>
    <style:style style:name="T8" style:family="text">
      <style:text-properties fo:language="pt" fo:country="BR" fo:font-weight="bold" officeooo:rsid="00284e23" style:font-name-asian="Times New Roman2" style:font-weight-asian="bold" style:font-name-complex="Times New Roman2" style:font-weight-complex="bold"/>
    </style:style>
    <style:style style:name="T9" style:family="text">
      <style:text-properties fo:color="#000000" style:text-outline="false" style:text-line-through-style="none" style:text-line-through-type="none" fo:language="pt" fo:country="BR" fo:font-style="normal" fo:text-shadow="none" style:text-underline-style="none" fo:font-weight="normal" style:font-name-asian="Times New Roman2" style:font-style-asian="normal" style:font-weight-asian="normal" style:font-name-complex="Times New Roman2" style:text-emphasize="none"/>
    </style:style>
    <style:style style:name="T10" style:family="text">
      <style:text-properties fo:color="#000000" style:text-outline="false" style:text-line-through-style="none" style:text-line-through-type="none" fo:language="pt" fo:country="BR" fo:font-style="normal" fo:text-shadow="none" style:text-underline-style="none" fo:font-weight="normal" officeooo:rsid="00127cb5" style:font-name-asian="Times New Roman2" style:font-style-asian="normal" style:font-weight-asian="normal" style:font-name-complex="Times New Roman2" style:text-emphasize="none"/>
    </style:style>
    <style:style style:name="T11" style:family="text">
      <style:text-properties style:font-name="Times New Roman1" fo:font-size="12pt" style:font-size-asian="12pt" style:font-size-complex="12pt"/>
    </style:style>
    <style:style style:name="T12" style:family="text">
      <style:text-properties style:font-name="Times New Roman1" fo:font-size="12pt" officeooo:rsid="0024f381" style:font-size-asian="12pt" style:font-size-complex="12pt"/>
    </style:style>
    <style:style style:name="T13" style:family="text">
      <style:text-properties style:font-name="Times New Roman1" fo:font-size="12pt" officeooo:rsid="00262e88" style:font-size-asian="12pt" style:font-size-complex="12pt"/>
    </style:style>
    <style:style style:name="T14" style:family="text">
      <style:text-properties style:font-name="Times New Roman1" fo:font-size="12pt" fo:language="pt" fo:country="BR" style:font-size-asian="12pt" style:font-size-complex="12pt"/>
    </style:style>
    <style:style style:name="T15" style:family="text">
      <style:text-properties style:font-name="Times New Roman1" fo:font-size="12pt" fo:language="pt" fo:country="BR" officeooo:rsid="0014e67a" style:font-size-asian="12pt" style:font-size-complex="12pt"/>
    </style:style>
    <style:style style:name="T16" style:family="text">
      <style:text-properties style:font-name="Times New Roman1" fo:font-size="12pt" fo:language="pt" fo:country="BR" officeooo:rsid="0015e8fc" style:font-size-asian="12pt" style:font-size-complex="12pt"/>
    </style:style>
    <style:style style:name="T17" style:family="text">
      <style:text-properties style:font-name="Times New Roman1" fo:font-size="12pt" fo:language="pt" fo:country="BR" officeooo:rsid="001ae4e3" style:font-size-asian="12pt" style:font-size-complex="12pt"/>
    </style:style>
    <style:style style:name="T18" style:family="text">
      <style:text-properties style:font-name="Times New Roman1" fo:font-size="12pt" fo:language="pt" fo:country="BR" officeooo:rsid="001dfc81" style:font-size-asian="12pt" style:font-size-complex="12pt"/>
    </style:style>
    <style:style style:name="T19" style:family="text">
      <style:text-properties style:font-name="Times New Roman1" fo:font-size="12pt" fo:language="pt" fo:country="BR" officeooo:rsid="00213b7e" style:font-size-asian="12pt" style:font-size-complex="12pt"/>
    </style:style>
    <style:style style:name="T20" style:family="text">
      <style:text-properties style:font-name="Times New Roman1" fo:font-size="12pt" fo:language="pt" fo:country="BR" officeooo:rsid="0023530c" style:font-size-asian="12pt" style:font-size-complex="12pt"/>
    </style:style>
    <style:style style:name="T21" style:family="text">
      <style:text-properties style:font-name="Times New Roman1" fo:font-size="12pt" fo:language="pt" fo:country="BR" officeooo:rsid="00297023" style:font-size-asian="12pt" style:font-size-complex="12pt"/>
    </style:style>
    <style:style style:name="T22" style:family="text">
      <style:text-properties style:font-name="Times New Roman1" fo:font-size="12pt" fo:language="pt" fo:country="BR" officeooo:rsid="0029ba99" style:font-size-asian="12pt" style:font-size-complex="12pt"/>
    </style:style>
    <style:style style:name="T23" style:family="text">
      <style:text-properties style:font-name="Times New Roman1" fo:font-size="12pt" fo:language="pt" fo:country="BR" fo:font-weight="bold" officeooo:rsid="0014e67a" style:font-size-asian="12pt" style:font-weight-asian="bold" style:font-size-complex="12pt" style:font-weight-complex="bold"/>
    </style:style>
    <style:style style:name="T24" style:family="text">
      <style:text-properties style:font-name="Times New Roman1" fo:font-size="12pt" fo:language="pt" fo:country="BR" officeooo:rsid="0015e8fc" style:font-name-asian="Times New Roman2" style:font-size-asian="12pt" style:font-name-complex="Times New Roman2" style:font-size-complex="12pt"/>
    </style:style>
    <style:style style:name="T25" style:family="text">
      <style:text-properties style:font-name="Times New Roman1" fo:font-size="12pt" fo:language="pt" fo:country="BR" officeooo:rsid="001ae4e3" style:font-name-asian="Times New Roman2" style:font-size-asian="12pt" style:font-name-complex="Times New Roman2" style:font-size-complex="12pt"/>
    </style:style>
    <style:style style:name="T26" style:family="text">
      <style:text-properties style:font-name="Times New Roman1" fo:font-size="12pt" fo:language="pt" fo:country="BR" officeooo:rsid="001c4a38" style:font-name-asian="Times New Roman2" style:font-size-asian="12pt" style:font-name-complex="Times New Roman2" style:font-size-complex="12pt"/>
    </style:style>
    <style:style style:name="T27" style:family="text">
      <style:text-properties style:font-name="Times New Roman1" fo:font-size="12pt" fo:language="pt" fo:country="BR" officeooo:rsid="001f8c2a" style:font-name-asian="Times New Roman2" style:font-size-asian="12pt" style:font-name-complex="Times New Roman2" style:font-size-complex="12pt"/>
    </style:style>
    <style:style style:name="T28" style:family="text">
      <style:text-properties style:font-name="Times New Roman1" fo:font-size="12pt" fo:language="pt" fo:country="BR" officeooo:rsid="00213b7e" style:font-name-asian="Times New Roman2" style:font-size-asian="12pt" style:font-name-complex="Times New Roman2" style:font-size-complex="12pt"/>
    </style:style>
    <style:style style:name="T29" style:family="text">
      <style:text-properties style:font-name="Times New Roman1" fo:font-size="12pt" fo:language="pt" fo:country="BR" officeooo:rsid="0023530c" style:font-name-asian="Times New Roman2" style:font-size-asian="12pt" style:font-name-complex="Times New Roman2" style:font-size-complex="12pt"/>
    </style:style>
    <style:style style:name="T30" style:family="text">
      <style:text-properties style:font-name="Times New Roman1" fo:font-size="12pt" fo:language="pt" fo:country="BR" officeooo:rsid="00297023" style:font-name-asian="Times New Roman2" style:font-size-asian="12pt" style:font-name-complex="Times New Roman2" style:font-size-complex="12pt"/>
    </style:style>
    <style:style style:name="T31" style:family="text">
      <style:text-properties style:font-name="Times New Roman1" fo:font-size="12pt" fo:language="pt" fo:country="BR" officeooo:rsid="0029ba99" style:font-name-asian="Times New Roman2" style:font-size-asian="12pt" style:font-name-complex="Times New Roman2" style:font-size-complex="12pt"/>
    </style:style>
    <style:style style:name="T32" style:family="text">
      <style:text-properties style:font-name="Times New Roman1" fo:font-size="12pt" fo:language="pt" fo:country="BR" fo:font-style="italic" style:font-size-asian="12pt" style:font-style-asian="italic" style:font-size-complex="12pt" style:font-style-complex="italic"/>
    </style:style>
    <style:style style:name="T33" style:family="text">
      <style:text-properties style:font-name="Times New Roman1" fo:font-size="12pt" fo:language="pt" fo:country="BR" fo:font-style="italic" officeooo:rsid="001f8c2a" style:font-name-asian="Times New Roman2" style:font-size-asian="12pt" style:font-style-asian="italic" style:font-name-complex="Times New Roman2" style:font-size-complex="12pt" style:font-style-complex="italic"/>
    </style:style>
    <style:style style:name="T34" style:family="text">
      <style:text-properties style:font-name="Times New Roman1" fo:font-size="12pt" fo:language="pt" fo:country="BR" fo:font-style="normal" officeooo:rsid="001dfc81" style:font-size-asian="12pt" style:font-style-asian="normal" style:font-size-complex="12pt" style:font-style-complex="normal"/>
    </style:style>
    <style:style style:name="T35" style:family="text">
      <style:text-properties style:font-name="Times New Roman1" fo:font-size="12pt" fo:language="pt" fo:country="BR" officeooo:rsid="0024f381" style:font-name-asian="ＭＳ 明朝" style:font-size-asian="12pt" style:font-name-complex="Times New Roman2" style:font-size-complex="12pt"/>
    </style:style>
    <style:style style:name="T36" style:family="text"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T37" style:family="text">
      <style:text-properties fo:font-variant="normal" fo:text-transform="none" fo:color="#000000" style:text-line-through-style="none" style:text-line-through-type="none" style:font-name="Times New Roman" fo:font-size="12pt" fo:language="pt" fo:country="BR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38" style:family="text">
      <style:text-properties fo:font-variant="normal" fo:text-transform="none" fo:color="#000000" style:text-line-through-style="none" style:text-line-through-type="none" style:font-name="Times New Roman" fo:font-size="12pt" fo:language="pt" fo:country="BR" fo:font-style="normal" style:text-underline-style="none" fo:font-weight="normal" officeooo:rsid="0016e16f" style:text-blinking="false" fo:background-color="transparent" loext:char-shading-value="0" style:font-size-asian="12pt" style:font-size-complex="12pt"/>
    </style:style>
    <style:style style:name="T39" style:family="text">
      <style:text-properties fo:font-variant="normal" fo:text-transform="none" fo:color="#000000" style:text-line-through-style="none" style:text-line-through-type="none" style:font-name="Times New Roman" fo:font-size="12pt" fo:language="pt" fo:country="BR" fo:font-style="normal" style:text-underline-style="none" fo:font-weight="normal" officeooo:rsid="00175bdb" style:text-blinking="false" fo:background-color="transparent" loext:char-shading-value="0" style:font-size-asian="12pt" style:font-size-complex="12pt"/>
    </style:style>
    <style:style style:name="T40" style:family="text">
      <style:text-properties fo:font-variant="normal" fo:text-transform="none" fo:color="#000000" style:text-line-through-style="none" style:text-line-through-type="none" style:font-name="Times New Roman" fo:font-size="12pt" fo:language="pt" fo:country="BR" fo:font-style="normal" style:text-underline-style="none" fo:font-weight="normal" officeooo:rsid="001dfc81" style:text-blinking="false" fo:background-color="transparent" loext:char-shading-value="0" style:font-size-asian="12pt" style:font-size-complex="12pt"/>
    </style:style>
    <style:style style:name="T41" style:family="text">
      <style:text-properties fo:font-variant="normal" fo:text-transform="none" fo:color="#000000" style:text-line-through-style="none" style:text-line-through-type="none" style:font-name="Times New Roman" fo:font-size="12pt" fo:language="pt" fo:country="BR" fo:font-style="normal" style:text-underline-style="none" fo:font-weight="normal" officeooo:rsid="0016e16f" style:text-blinking="false" fo:background-color="transparent" loext:char-shading-value="0" style:font-name-asian="Times New Roman2" style:font-size-asian="12pt" style:font-name-complex="Times New Roman2" style:font-size-complex="12pt"/>
    </style:style>
    <style:style style:name="T42" style:family="text">
      <style:text-properties fo:font-variant="normal" fo:text-transform="none" fo:color="#000000" style:text-line-through-style="none" style:text-line-through-type="none" style:font-name="Times New Roman" fo:font-size="12pt" fo:language="pt" fo:country="BR" fo:font-style="normal" style:text-underline-style="none" fo:font-weight="normal" officeooo:rsid="00175bdb" style:text-blinking="false" fo:background-color="transparent" loext:char-shading-value="0" style:font-name-asian="Times New Roman2" style:font-size-asian="12pt" style:font-name-complex="Times New Roman2" style:font-size-complex="12pt"/>
    </style:style>
    <style:style style:name="T43" style:family="text">
      <style:text-properties fo:font-variant="normal" fo:text-transform="none" fo:color="#000000" style:text-line-through-style="none" style:text-line-through-type="none" style:font-name="Times New Roman" fo:font-size="12pt" fo:language="pt" fo:country="BR" fo:font-style="normal" style:text-underline-style="none" fo:font-weight="normal" officeooo:rsid="001dfc81" style:text-blinking="false" fo:background-color="transparent" loext:char-shading-value="0" style:font-name-asian="Times New Roman2" style:font-size-asian="12pt" style:font-name-complex="Times New Roman2" style:font-size-complex="12pt"/>
    </style:style>
    <style:style style:name="T44" style:family="text">
      <style:text-properties fo:font-variant="normal" fo:text-transform="none" fo:color="#000000" style:text-line-through-style="none" style:text-line-through-type="none" style:font-name="Times New Roman" fo:font-size="12pt" fo:language="pt" fo:country="BR" fo:font-style="italic" style:text-underline-style="none" fo:font-weight="normal" style:text-blinking="false" fo:background-color="transparent" loext:char-shading-value="0" style:font-size-asian="12pt" style:font-size-complex="12pt"/>
    </style:style>
    <style:style style:name="T45" style:family="text">
      <style:text-properties fo:font-variant="normal" fo:text-transform="none" fo:color="#000000" style:text-line-through-style="none" style:text-line-through-type="none" style:font-name="Times New Roman" fo:font-size="12pt" fo:language="pt" fo:country="BR" fo:font-style="italic" style:text-underline-style="none" fo:font-weight="normal" officeooo:rsid="001dfc81" style:text-blinking="false" fo:background-color="transparent" loext:char-shading-value="0" style:font-size-asian="12pt" style:font-style-asian="italic" style:font-size-complex="12pt" style:font-style-complex="italic"/>
    </style:style>
    <style:style style:name="T46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style:text-blinking="false" fo:background-color="transparent" loext:char-shading-value="0"/>
    </style:style>
    <style:style style:name="T47" style:family="text">
      <style:text-properties fo:font-variant="normal" fo:text-transform="none" fo:color="#000000" style:text-line-through-style="none" style:text-line-through-type="none" style:font-name="Times New Roman" fo:font-style="italic" style:text-underline-style="none" style:text-blinking="false" fo:background-color="transparent" loext:char-shading-value="0"/>
    </style:style>
    <style:style style:name="T4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9" style:family="text">
      <style:text-properties fo:font-variant="normal" fo:text-transform="none" fo:color="#000000" style:text-line-through-style="none" style:text-line-through-type="none" fo:language="pt" fo:country="BR" fo:font-style="normal" style:text-underline-style="none" officeooo:rsid="0014e67a" style:text-blinking="false" fo:background-color="transparent" loext:char-shading-value="0" style:font-name-asian="Times New Roman2" style:font-weight-asian="normal" style:font-name-complex="Times New Roman2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fo:language="pt" fo:country="BR" fo:font-style="normal" style:text-underline-style="none" officeooo:rsid="00284e23" style:text-blinking="false" fo:background-color="transparent" loext:char-shading-value="0" style:font-name-asian="Times New Roman2" style:font-weight-asian="normal" style:font-name-complex="Times New Roman2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font-name="Times New Roman1" fo:font-size="12pt" fo:language="pt" fo:country="BR" style:text-underline-style="none" fo:font-weight="normal" style:text-blinking="false" fo:background-color="transparent" loext:char-shading-value="0" style:font-size-asian="12pt" style:font-size-complex="12pt"/>
    </style:style>
    <style:style style:name="T52" style:family="text">
      <style:text-properties fo:font-variant="normal" fo:text-transform="none" fo:color="#000000" style:text-line-through-style="none" style:text-line-through-type="none" style:font-name="Times New Roman1" fo:font-size="12pt" fo:language="pt" fo:country="BR" fo:font-style="normal" style:text-underline-style="none" fo:font-weight="normal" officeooo:rsid="0016e16f" style:text-blinking="false" fo:background-color="transparent" loext:char-shading-value="0" style:font-size-asian="12pt" style:font-size-complex="12pt"/>
    </style:style>
    <style:style style:name="T53" style:family="text">
      <style:text-properties fo:font-variant="normal" fo:text-transform="none" fo:color="#000000" style:text-line-through-style="none" style:text-line-through-type="none" style:font-name="Times New Roman1" fo:font-size="12pt" fo:language="pt" fo:country="BR" fo:font-style="normal" style:text-underline-style="none" fo:font-weight="normal" officeooo:rsid="0016e16f" style:text-blinking="false" fo:background-color="transparent" loext:char-shading-value="0" style:font-name-asian="Times New Roman2" style:font-size-asian="12pt" style:font-name-complex="Times New Roman2" style:font-size-complex="12pt"/>
    </style:style>
    <style:style style:name="T54" style:family="text">
      <style:text-properties fo:font-variant="normal" fo:text-transform="none" fo:color="#000000" style:text-line-through-style="none" style:text-line-through-type="none" style:font-name="Times New Roman1" fo:font-size="12pt" fo:language="pt" fo:country="BR" fo:font-style="normal" style:text-underline-style="none" fo:font-weight="normal" officeooo:rsid="00175bdb" style:text-blinking="false" fo:background-color="transparent" loext:char-shading-value="0" style:font-name-asian="Times New Roman2" style:font-size-asian="12pt" style:font-name-complex="Times New Roman2" style:font-size-complex="12pt"/>
    </style:style>
    <style:style style:name="T55" style:family="text">
      <style:text-properties fo:font-variant="normal" fo:text-transform="none" fo:color="#000000" style:text-line-through-style="none" style:text-line-through-type="none" style:font-name="Times New Roman1" fo:font-size="12pt" fo:language="pt" fo:country="BR" fo:font-style="normal" style:text-underline-style="none" fo:font-weight="normal" officeooo:rsid="00182e22" style:text-blinking="false" fo:background-color="transparent" loext:char-shading-value="0" style:font-name-asian="Times New Roman2" style:font-size-asian="12pt" style:font-name-complex="Times New Roman2" style:font-size-complex="12pt"/>
    </style:style>
    <style:style style:name="T56" style:family="text">
      <style:text-properties fo:font-variant="normal" fo:text-transform="none" fo:color="#000000" style:text-line-through-style="none" style:text-line-through-type="none" style:font-name="Times New Roman1" fo:font-size="12pt" fo:language="pt" fo:country="BR" fo:font-style="normal" style:text-underline-style="none" fo:font-weight="normal" officeooo:rsid="001a23cc" style:text-blinking="false" fo:background-color="transparent" loext:char-shading-value="0" style:font-name-asian="Times New Roman2" style:font-size-asian="12pt" style:font-name-complex="Times New Roman2" style:font-size-complex="12pt"/>
    </style:style>
    <style:style style:name="T57" style:family="text">
      <style:text-properties fo:font-variant="normal" fo:text-transform="none" fo:color="#000000" style:text-line-through-style="none" style:text-line-through-type="none" style:font-name="Times New Roman1" fo:font-size="12pt" fo:language="pt" fo:country="BR" fo:font-style="normal" style:text-underline-style="none" fo:font-weight="normal" officeooo:rsid="001f8c2a" style:text-blinking="false" fo:background-color="transparent" loext:char-shading-value="0" style:font-name-asian="Times New Roman2" style:font-size-asian="12pt" style:font-name-complex="Times New Roman2" style:font-size-complex="12pt"/>
    </style:style>
    <style:style style:name="T58" style:family="text">
      <style:text-properties fo:font-variant="normal" fo:text-transform="none" fo:color="#000000" style:font-name="Times New Roman1" fo:font-size="12pt" fo:letter-spacing="normal" fo:language="pt" fo:country="BR" fo:font-style="normal" fo:font-weight="bold" style:font-name-asian="Times New Roman2" style:font-size-asian="12pt" style:font-name-complex="Times New Roman2" style:font-size-complex="12pt"/>
    </style:style>
    <style:style style:name="T59" style:family="text">
      <style:text-properties fo:font-variant="normal" fo:text-transform="none" fo:color="#000000" style:font-name="Times New Roman1" fo:font-size="12pt" fo:letter-spacing="normal" fo:language="pt" fo:country="BR" fo:font-style="normal" fo:font-weight="bold" officeooo:rsid="00213b7e" style:font-name-asian="Times New Roman2" style:font-size-asian="12pt" style:font-weight-asian="bold" style:font-name-complex="Times New Roman2" style:font-size-complex="12pt" style:font-weight-complex="bold"/>
    </style:style>
    <style:style style:name="T60" style:family="text">
      <style:text-properties fo:font-variant="normal" fo:text-transform="none" fo:color="#000000" style:font-name="Times New Roman1" fo:font-size="12pt" fo:letter-spacing="normal" fo:language="pt" fo:country="BR" fo:font-style="normal" fo:font-weight="normal" style:font-name-asian="Times New Roman2" style:font-size-asian="12pt" style:font-name-complex="Times New Roman2" style:font-size-complex="12pt"/>
    </style:style>
    <style:style style:name="T61" style:family="text">
      <style:text-properties fo:font-variant="normal" fo:text-transform="none" fo:color="#000000" style:font-name="Times New Roman1" fo:font-size="12pt" fo:letter-spacing="normal" fo:language="pt" fo:country="BR" fo:font-style="normal" fo:font-weight="normal" officeooo:rsid="00213b7e" style:font-name-asian="Times New Roman2" style:font-size-asian="12pt" style:font-name-complex="Times New Roman2" style:font-size-complex="12pt"/>
    </style:style>
    <style:style style:name="T62" style:family="text">
      <style:text-properties officeooo:rsid="001c4a38"/>
    </style:style>
    <style:style style:name="T63" style:family="text">
      <style:text-properties officeooo:rsid="0029ba9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2">Curso</text:span><text:span text:style-name="T3"> </text:span><text:span text:style-name="T1">Escola para todos: promovendo uma educação antirracista</text:span></text:p>
      <text:p text:style-name="P23">Roteiro para Elaboração de Plano de Aula</text:p>
      <text:p text:style-name="P14"/>
      <text:p text:style-name="P12"><text:span text:style-name="T7">A</text:span><text:span text:style-name="T8">S</text:span><text:span text:style-name="T7"> COR</text:span><text:span text:style-name="T8">ES</text:span><text:span text:style-name="T7"> DA CIÊNCIA E DA TECNOLOGIA</text:span></text:p>
      <text:p text:style-name="P14"/>
      <text:p text:style-name="P24">IDENTIFICAÇÃO</text:p>
      <text:p text:style-name="P17"><text:span text:style-name="T14">Esse plano </text:span><text:span text:style-name="T15">foi desenvolvido pela Professora </text:span><text:span text:style-name="T23">Pâmella Araújo Balcaçar</text:span><text:span text:style-name="T15"> e</text:span><text:span text:style-name="T14"> será ministrado em uma escola pública, da rede estadual de ensino, em Rondonópolis-MT, durante o turno vespertino, para uma turma de 45 estudantes do 1º ano do ensino médio, sendo com idade entre 14 a 16 anos, </text:span><text:span text:style-name="T22">no curso da disciplina de </text:span><text:span text:style-name="T31">B</text:span><text:span text:style-name="T22">iologia</text:span><text:span text:style-name="T14">. Terei a disponibilidade de um kit multimídia (projeto e computador em sala de aula com acesso à internet). Ainda contarei com estrutura de laboratório de informática contendo </text:span><text:span text:style-name="T16">em média</text:span><text:span text:style-name="T14"> </text:span><text:span text:style-name="T16">um </text:span><text:span text:style-name="T14">computador </text:span><text:span text:style-name="T24">a cada</text:span><text:span text:style-name="T14"> dois estudantes, com acesso à internet e plataforma linux educacional. E também do laboratório de Ciências da Natureza e Matemática contendo reagentes, vidrarias, microscópio conectado à televisão </text:span><text:span text:style-name="T32">smart</text:span><text:span text:style-name="T14">, torso e outros objetos educacionais. Ambos laboratórios contam apoio de uma </text:span><text:span text:style-name="T5">Técnica Administrativa Educacional. </text:span><text:span text:style-name="T14">As aulas ocorrerão em dois tempos seguidos na quinta-feira, antes do intervalo. Cerca de </text:span><text:span text:style-name="T6">67</text:span><text:span text:style-name="T5">%</text:span><text:span text:style-name="T14"> dos estudantes são possuidores de celular tipo </text:span><text:span text:style-name="T32">smartphone, </text:span><text:span text:style-name="T34">sendo a maioria</text:span><text:span text:style-name="T14"> co</text:span><text:span text:style-name="T18">ntendo</text:span><text:span text:style-name="T14"> acesso à internet. </text:span></text:p>
      <text:p text:style-name="P14"/>
      <text:p text:style-name="P24">OBJETIVOS</text:p>
      <text:p text:style-name="P7"><text:span text:style-name="T17">Caracterizar a ciência e tecnologia desenvolvida e seus </text:span><text:span text:style-name="T25">impactos n</text:span><text:span text:style-name="T26">o desenvolvimento da sociedade moderna</text:span><text:span text:style-name="T17">;</text:span></text:p>
      <text:p text:style-name="P7"><text:span text:style-name="T25">Relacionar</text:span><text:span text:style-name="T17"> as/os cientistas e as/os inventores e suas produções científicas e tecnológicas;</text:span></text:p>
      <text:p text:style-name="P16">Produzir <text:span text:style-name="T62">um texto autoral descritivo e publicá-lo no blog da turma;</text:span></text:p>
      <text:p text:style-name="P15"/>
      <text:p text:style-name="P24">COMPETÊNCIAS GERAIS OU OBJETOS DE CONHECIMENTO – BNCC </text:p>
      <text:p text:style-name="P14"/>
      <text:p text:style-name="P26">Valorizar a diversidade de saberes e vivências culturais e apropriar-se de conhecimentos e experiências que lhe possibilitem entender as relações próprias do mundo do trabalho e fazer escolhas alinhadas ao exercício da cidadania e ao seu projeto de vida, com liberdade, autonomia, consciência crítica e responsabilidade.</text:p>
      <text:p text:style-name="P26">Argumentar com base em fatos, dados e informações confiáveis, para formular, negociar e defender ideias, pontos de vista e decisões comuns que respeitem e promovam os direitos humanos, a consciência socioambiental e o consumo responsável em âmbito local, regional e global, com posicionamento ético em relação ao cuidado de si mesmo, dos outros e do planeta.</text:p>
      <text:p text:style-name="P13"><text:span text:style-name="T10">(</text:span><text:span text:style-name="T9">EM13CHS606</text:span><text:span text:style-name="T10">) </text:span><text:span text:style-name="T9">Analisar as características socioeconômicas da sociedade brasileira - com base na análise de documentos (dados, tabelas, mapas etc.) de diferentes fontes - e propor medidas para enfrentar os problemas identificados e construir uma sociedade mais próspera, justa e inclusiva, que valorize o protagonismo de seus cidadãos e promova o autoconhecimento, a autoestima, a autoconfiança e a empatia.</text:span></text:p>
      <text:p text:style-name="P13"><text:soft-page-break/><text:span text:style-name="T10">(</text:span><text:span text:style-name="T9">EM13CNT201</text:span><text:span text:style-name="T10">) </text:span><text:span text:style-name="T9">Analisar e discutir modelos, teorias e leis propostos em diferentes épocas e culturas para comparar distintas explicações sobre o surgimento e a evolução da Vida, da Terra e do Universo com as teorias científicas aceitas atualmente.</text:span></text:p>
      <text:p text:style-name="P14"/>
      <text:p text:style-name="P24">DESENVOLVIMENTO</text:p>
      <text:p text:style-name="P14">Descreva aqui dados sobre os procedimentos da aula: qual metodologia você irá utilizar, quais conteúdos serão abordados e quais atividades serão propostas.</text:p>
      <text:p text:style-name="P8"><text:span text:style-name="T38">S</text:span><text:span text:style-name="T40">erá adotado as metodologias ativas: aprendizagem baseada em investigação e aprendizagem por história (</text:span><text:span text:style-name="T45">storytelling</text:span><text:span text:style-name="T40">). </text:span><text:span text:style-name="T43">A</text:span><text:span text:style-name="T40">pós uma breve contextualização, serão o</text:span><text:span text:style-name="T38">rganizados em pequenos grupos de estudantes </text:span><text:span text:style-name="T40">e</text:span><text:span text:style-name="T38"> orientados para fazer uma triagem bibliográfica em livros, periódicos, revistas científicas, ou consulta a internet em plataforma de recursos educacionais, museus virtuais, </text:span><text:span text:style-name="T52">coleções online, repositórios, </text:span><text:span text:style-name="T53">na busca de reconhecer as teorias e tecnologias desenvolvidas por pessoas pretas ou indígenas. Assim, deverão produzir um tex</text:span><text:span text:style-name="T55">to</text:span><text:span text:style-name="T53"> autoral, </text:span><text:span text:style-name="T57">colaborativo</text:span><text:span text:style-name="T53">, descritivo, sobre a pessoa e sua ciência/tecnologia desenvolvida, período histórico, o impacto </text:span><text:span text:style-name="T54">desta ciência/tecnologia para humanidade </text:span><text:span text:style-name="T57">e detalhes técnicos</text:span><text:span text:style-name="T54">. </text:span><text:span text:style-name="T55">Este texto deverá ser produzido</text:span><text:span text:style-name="T54"> em mídia eletrônica, no formato aberto OD</text:span><text:span text:style-name="T56">T</text:span><text:span text:style-name="T54"> e encaminhado para o e-mail da professora. Em outro momento, serão levados ao</text:span><text:span text:style-name="T37"> laboratório de Informática para elaborar um </text:span><text:span text:style-name="T44">blog</text:span><text:span text:style-name="T51"> </text:span><text:span text:style-name="T37">da turma, onde apresenta</text:span><text:span text:style-name="T39">r</text:span><text:span text:style-name="T42">á</text:span><text:span text:style-name="T37"> os textos produzidos pela turma. Poderá ser utilizado o recurso tecnológico do </text:span><text:span text:style-name="T44">Blogger</text:span><text:span text:style-name="T37">. </text:span><text:span text:style-name="T41">Tendo em vista</text:span><text:span text:style-name="T37"> promover os conceitos divulgação científica, tecnologia digital, cidadania digital, produção textual, autoral, autonomia e oralidade. </text:span><text:span text:style-name="T39">Nesse blog, será publicado os textos produzidos que foram encaminhados anteriormente para e-mail da professora que por sua vez, </text:span><text:span text:style-name="T42">terá feito</text:span><text:span text:style-name="T39"> suas considerações e observações para correção dos textos aos seus autores, assim, os estudantes terão que fazer correção dos textos e realizar a publicação dele no blog. Utilizando recursos educacionais abertos e licenças abertas para publicação dos seus textos.</text:span></text:p>
      <text:p text:style-name="P14"/>
      <text:p text:style-name="P24">MATERIAIS</text:p>
      <text:p text:style-name="P9"><text:span text:style-name="T27">Serão necessário o uso da biblioteca em um primeiro momento e em seguida do laboratório de informática. No laboratório de informática, utilizarã</text:span><text:span text:style-name="T28">o</text:span><text:span text:style-name="T27"> de um aplicativo de processamento de texto, </text:span><text:span text:style-name="T33">libre office</text:span><text:span text:style-name="T27"> ou </text:span><text:span text:style-name="T33">only office</text:span><text:span text:style-name="T27">, </text:span><text:span text:style-name="T28">ainda o uso do navegador de internet <text:s/>para consultar os repositórios de imagem de licença aberta e recursos do blogger.</text:span><text:span text:style-name="T27"> </text:span></text:p>
      <text:p text:style-name="P14"/>
      <text:p text:style-name="P24">AVALIAÇÃO</text:p>
      <text:p text:style-name="P14"/>
      <text:p text:style-name="P10"><text:span text:style-name="T19">Avaliação será formativa a partir do acompanhamento da </text:span><text:span text:style-name="T28">investigação</text:span><text:span text:style-name="T19">, da produção textual e da publicação </text:span><text:span text:style-name="T28">n</text:span><text:span text:style-name="T19">o blog. E a rubrica da avaliação será: </text:span></text:p>
      <text:p text:style-name="P19"><text:span text:style-name="Strong_20_Emphasis"><text:span text:style-name="T58">Participação Satisfatória (22,22% da pontuação </text:span></text:span><text:span text:style-name="Strong_20_Emphasis"><text:span text:style-name="T59">da ação</text:span></text:span><text:span text:style-name="Strong_20_Emphasis"><text:span text:style-name="T58">) </text:span></text:span><text:span text:style-name="T60">O/</text:span><text:span text:style-name="T61">a</text:span><text:span text:style-name="T60"> </text:span><text:span text:style-name="T61">estudante</text:span><text:span text:style-name="T60"> desenvolve a atividade observando as orientações do enunciado, mas realiza uma descrição superficial em relação às solicitações apresentadas e/ou não indica os possíveis resultados da sua aplicabilidade.</text:span></text:p>
      <text:p text:style-name="P21"><text:soft-page-break/><text:span text:style-name="Strong_20_Emphasis"><text:span text:style-name="T58">Participação Plenamente Satisfatória (33,33% da pontuação </text:span></text:span><text:span text:style-name="Strong_20_Emphasis"><text:span text:style-name="T59">da ação</text:span></text:span><text:span text:style-name="Strong_20_Emphasis"><text:span text:style-name="T58">) </text:span></text:span><text:span text:style-name="T60">O/</text:span><text:span text:style-name="T61">a</text:span><text:span text:style-name="T60"> </text:span><text:span text:style-name="T61">estudan</text:span><text:span text:style-name="T60">te desenvolve a atividade com clareza, objetividade e coerência, realizando uma consistente descrição da proposta, indicando possíveis resultados da sua aplicabilidade e/ou contribuindo com sugestões e práticas inovadoras.</text:span></text:p>
      <text:p text:style-name="P14"/>
      <text:p text:style-name="P24">EXPECTATIVAS</text:p>
      <text:p text:style-name="P11"><text:span text:style-name="T20">Espera-se que os/as estudantes desenvolvam diversas habilidades, primeiramente, de investigação de dados e informações em fontes confiáveis; de levantamento histórico e bibliográfico; de produção textual, de forma colaborativa; ainda instigar a valorização e protagonismo dos/das estudantes na produção do seu próprio conhecimento; e também no uso de software livre e </text:span><text:span text:style-name="T29">a </text:span><text:span text:style-name="T30">publicação da</text:span><text:span text:style-name="T20"> produção textual adotando </text:span><text:span text:style-name="T21">alg</text:span><text:span text:style-name="T20">uma licença aberta.</text:span></text:p>
      <text:p text:style-name="P4"><text:span text:style-name="Strong"><text:span text:style-name="T11"/></text:span></text:p>
      <text:p text:style-name="P2"><text:span text:style-name="Strong"><text:span text:style-name="T11">Referência</text:span></text:span><text:span text:style-name="T11">:</text:span></text:p>
      <text:p text:style-name="P2"><text:span text:style-name="T11">BRASIL, Ministério da Educação. </text:span><text:span text:style-name="Strong"><text:span text:style-name="T11">BNCC</text:span></text:span><text:span text:style-name="T11">: Base Nacional Comum Curricular. Brasília: Ministério da Educação, Secretaria de Educação Básica, 2018. Disponível em: &lt;</text:span><text:a xlink:type="simple" xlink:href="http://basenacionalcomum.mec.gov.br/" text:style-name="Internet_20_link" text:visited-style-name="Visited_20_Internet_20_Link"><text:span text:style-name="Internet_20_link"><text:span text:style-name="T4">http://basenacionalcomum.mec.gov.br/</text:span></text:span></text:a><text:span text:style-name="T11">&gt;. Acesso em: 20 julho 2019.</text:span></text:p>
      <text:p text:style-name="P6"><text:span text:style-name="T36">Creative Commons</text:span><text:span text:style-name="T11">. Disponível em: &lt;https://br.creativecommons.org/&gt; </text:span><text:span text:style-name="T12">Acesso em: 14 dezembro 2020.</text:span></text:p>
      <text:p text:style-name="P5"><text:span text:style-name="T11">Libre Office. Disponível em: </text:span><text:span text:style-name="T13">&lt;https://pt-br.libreoffice.org/&gt;</text:span><text:span text:style-name="T11"> Acesso em: 14 dezembro 2020.</text:span></text:p>
      <text:p text:style-name="P3"><text:span text:style-name="T12">Only </text:span><text:span text:style-name="T35">O</text:span><text:span text:style-name="T12">ffice. Disponível em: &lt;https://www.onlyoffice.com/pt/&gt; Acesso em: 14 dezembro 2020.</text:span></text:p>
      <text:p text:style-name="P18"><text:bookmark text:name="docs-internal-guid-31fa3445-7fff-d705-76c8-1e7e73f95005"/><text:span text:style-name="T46">A não ser indicado ao contrário, a obra “</text:span><text:span text:style-name="T49">A</text:span><text:span text:style-name="T50">s</text:span><text:span text:style-name="T49"> cor</text:span><text:span text:style-name="T50">es</text:span><text:span text:style-name="T49"> da ciência e da tecnologia</text:span><text:span text:style-name="T46">” de Pâmella Araújo Balcaçar está licenciada com uma licença </text:span><text:span text:style-name="T47">Creative Commons</text:span><text:span text:style-name="T48"> </text:span><text:span text:style-name="T46">Atribuição 4.0 Internacional (CC-BY 4.0) disponível em https://creativecommons.org/licenses/by/4.0/.</text:span></text:p>
      <text:p text:style-name="P20"><draw:frame draw:style-name="fr1" draw:name="Figura1" text:anchor-type="as-char" svg:width="2.328cm" svg:height="0.82cm" draw:z-index="5"><draw:image xlink:href="Pictures/10000201000000580000001FB2E4BD7CD8A3B9F5.png" xlink:type="simple" xlink:show="embed" xlink:actuate="onLoad" loext:mime-type="image/png"/></draw:frame></text:p>
      <text:p text:style-name="P27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" svg:font-family="'Times New Roman'"/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pt" fo:country="BR" style:letter-kerning="false" style:font-name-asian="ＭＳ 明朝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Cambria" fo:font-size="12pt" fo:language="pt" fo:country="BR" style:letter-kerning="false" style:font-name-asian="ＭＳ 明朝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style:font-pitch="variable" fo:language="en" fo:country="US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45a8a" style:font-name="Calibri" fo:font-family="Calibri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language="pt" fo:country="BR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="Cambria" fo:font-family="Cambria" style:font-family-generic="roman" style:font-pitch="variable" fo:language="pt" fo:country="BR" style:font-name-asian="ＭＳ 明朝" style:font-family-asian="'ＭＳ 明朝'" style:font-family-generic-asian="system" style:font-pitch-asian="variable" style:font-name-complex="Tahoma" style:font-family-complex="Tahoma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Cambria" fo:font-family="Cambria" style:font-family-generic="roman" style:font-pitch="variable" fo:language="pt" fo:country="BR" style:font-name-asian="ＭＳ 明朝" style:font-family-asian="'ＭＳ 明朝'" style:font-family-generic-asian="system" style:font-pitch-asian="variable" style:font-name-complex="Tahoma" style:font-family-complex="Tahoma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Cambria" fo:font-family="Cambria" style:font-family-generic="roman" style:font-pitch="variable" fo:language="pt" fo:country="BR" style:font-name-asian="ＭＳ 明朝" style:font-family-asian="'ＭＳ 明朝'" style:font-family-generic-asian="system" style:font-pitch-asian="variable" style:font-name-complex="Tahoma" style:font-family-complex="Tahoma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" fo:font-family="Times" style:font-family-generic="roman" style:font-pitch="variable" fo:font-size="10pt" fo:language="pt" fo:country="BR" style:font-name-asian="ＭＳ 明朝" style:font-family-asian="'ＭＳ 明朝'" style:font-family-generic-asian="system" style:font-pitch-asian="variable" style:font-size-asian="10pt" style:font-size-complex="10pt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fo:color="#345a8a" style:font-name="Calibri" fo:font-family="Calibri" style:font-family-generic="roman" style:font-pitch="variable" fo:font-size="16pt" fo:language="en" fo:country="US" fo:font-weight="bold" style:font-name-asian="ＭＳ ゴシック" style:font-family-asian="'ＭＳ ゴシック'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use-window-font-color="true" style:font-name="Verdana" fo:font-family="Verdana" style:font-family-generic="roman" style:font-pitch="variable" style:text-underline-style="none"/>
    </style:style>
    <style:style style:name="ListLabel_20_11" style:display-name="ListLabel 11" style:family="text">
      <style:text-properties style:use-window-font-color="true" style:font-name="Verdana" fo:font-family="Verdana" style:font-family-generic="roman" style:font-pitch="variable" fo:font-size="11pt" style:text-underline-style="none" style:font-size-asian="11pt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878cm"/>
        </style:tab-stops>
      </style:paragraph-properties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1cm" style:dynamic-spacing="true"/>
      </style:header-style>
      <style:footer-style>
        <style:header-footer-properties fo:min-height="1.252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5" text:anchor-type="as-char" svg:width="15.489cm" svg:height="2.609cm" draw:z-index="2"><draw:image xlink:href="Pictures/100002010000042D000000B4BEC19BD7E7F43554.png" xlink:type="simple" xlink:show="embed" xlink:actuate="onLoad" loext:mime-type="image/png"/></draw:frame></text:p>
        <text:p text:style-name="Header"/>
      </style:header>
      <style:footer>
        <text:p text:style-name="MP1"><text:tab/><draw:frame draw:style-name="Mfr1" draw:name="Picture 6" text:anchor-type="as-char" svg:width="15.489cm" svg:height="2.688cm" draw:z-index="6"><draw:image xlink:href="Pictures/10000201000003C8000000A80EB8A02E70C451B4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patricia</meta:initial-creator>
    <meta:editing-cycles>20</meta:editing-cycles>
    <meta:print-date>2019-05-14T20:18:00</meta:print-date>
    <meta:creation-date>2020-02-28T21:54:00</meta:creation-date>
    <dc:date>2020-12-14T20:24:02.638000000</dc:date>
    <meta:editing-duration>PT1H25M56S</meta:editing-duration>
    <meta:generator>LibreOffice/6.3.3.2$Windows_X86_64 LibreOffice_project/a64200df03143b798afd1ec74a12ab50359878ed</meta:generator>
    <meta:document-statistic meta:table-count="0" meta:image-count="3" meta:object-count="0" meta:page-count="3" meta:paragraph-count="35" meta:word-count="967" meta:character-count="6871" meta:non-whitespace-character-count="592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